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df5" officeooo:paragraph-rsid="0002bdf5"/>
    </style:style>
    <style:style style:name="T1" style:family="text">
      <style:text-properties officeooo:rsid="0002b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td</text:span>&gt; <text:span text:style-name="T1">tag in html: defines a row in HTML table</text:span></text:p>
      <text:p text:style-name="P1">use {% <text:s text:c="3"/>%} to embeded python in html, for example, {% for I in member %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3:21:48.021126469</meta:creation-date>
    <meta:generator>LibreOffice/7.3.6.2$Linux_X86_64 LibreOffice_project/30$Build-2</meta:generator>
    <dc:date>2022-10-17T13:24:33.139077997</dc:date>
    <meta:editing-duration>PT2M45S</meta:editing-duration>
    <meta:editing-cycles>1</meta:editing-cycles>
    <meta:document-statistic meta:table-count="0" meta:image-count="0" meta:object-count="0" meta:page-count="1" meta:paragraph-count="2" meta:word-count="26" meta:character-count="119" meta:non-whitespace-character-count="92"/>
  </office:meta>
</office:document-meta>
</file>